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ourier 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style:text-underline-style="solid" style:text-underline-width="auto" style:text-underline-color="font-color"/>
    </style:style>
    <style:style style:name="P3" style:family="paragraph" style:parent-style-name="Standard">
      <style:text-properties style:font-name="Courier 10 Pitch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ourier 10 Pitch" fo:font-style="normal" style:font-style-asian="normal" style:font-style-complex="normal"/>
    </style:style>
    <style:style style:name="P6" style:family="paragraph" style:parent-style-name="Standard">
      <style:text-properties style:font-name="Courier 10 Pitch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Courier 10 Pitch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Courier 10 Pitch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Courier 10 Pitch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UEST AND RESPONSE FOR TESTCASE OPERATIONS</text:p>
      <text:p text:style-name="P4"/>
      <text:p text:style-name="P1">Request are created by the client process, sent to MODEL layer then forwarded to DATASOURCE layer which interacts with the database.</text:p>
      <text:p text:style-name="Standard"><text:span text:style-name="T6"/></text:p>
      <text:p text:style-name="P8">TestCase creation:</text:p>
      <text:p text:style-name="Standard"><text:span text:style-name="T6"/></text:p>
      <text:p text:style-name="P5"><text:span text:style-name="T1">REQUEST</text:span> :</text:p>
      <text:p text:style-name="Standard"><text:span text:style-name="T6"/></text:p>
      <text:p text:style-name="P1">REQUEST { REQUESTID = METHOD = addTestCase <text:s/>ARGS { name, description } }</text:p>
      <text:p text:style-name="Standard"><text:span text:style-name="T6"/></text:p>
      <text:p text:style-name="P1"><text:span text:style-name="T1">RESPONSE </text:span>:</text:p>
      <text:p text:style-name="Standard"><text:span text:style-name="T6"/></text:p>
      <text:p text:style-name="P1">REQUEST { REQUESTID = METHOD = addTestCase <text:s/>ARGS { name, description } RESULTSET { testCaseId = } STATUS = true/false <text:s/>[STATMESSAGE = <text:s/>] }</text:p>
      <text:p text:style-name="P1"/>
      <text:p text:style-name="P1"/>
      <text:p text:style-name="P3">Adding Messages to the TestCase:</text:p>
      <text:p text:style-name="P1"/>
      <text:p text:style-name="P1">Messages to be added to the testcase is stored in the <text:span text:style-name="T1">vector of shared pointers of struct TestCaseMsgInfo</text:span> =&gt; <text:s/><text:span text:style-name="T1">testCaseMsgInfoPtrList</text:span></text:p>
      <text:p text:style-name="P1">The response provides the <text:span text:style-name="T1">vector of ints</text:span> =&gt; <text:span text:style-name="T1">testCaseMsgIdList </text:span><text:span text:style-name="T3">which is the corresponding testCaseMsgId's of the messages added.</text:span></text:p>
      <text:p text:style-name="P1"/>
      <text:p text:style-name="P1"><text:span text:style-name="T1">REQUEST</text:span> :</text:p>
      <text:p text:style-name="Standard"><text:span text:style-name="T6"/></text:p>
      <text:p text:style-name="P1">REQUEST { REQUESTID = METHOD = addTestCaseMsgs <text:s/>ARGS { testCaseId, testCaseMsgInfoPtrList } }</text:p>
      <text:p text:style-name="Standard"><text:span text:style-name="T6"/></text:p>
      <text:p text:style-name="P1"><text:span text:style-name="T1">RESPONSE</text:span>:</text:p>
      <text:p text:style-name="Standard"><text:span text:style-name="T6"/></text:p>
      <text:p text:style-name="P1">REQUEST { REQUESTID = METHOD = addTestCaseMsgs <text:s/>ARGS { testCaseId, testCaseMsgInfoPtrList } RESULTSET { testCaseMsgIdList } STATUS = <text:s/>true/false [STATMESSAGE = <text:s/>] }</text:p>
      <text:p text:style-name="P1"/>
      <text:p text:style-name="P1">Note: Should be make this for a single message which seems straightforward.</text:p>
      <text:p text:style-name="P1"/>
      <text:p text:style-name="P3">Deleting Messages from the TestCase:</text:p>
      <text:p text:style-name="P3"><text:span text:style-name="T4"/></text:p>
      <text:p text:style-name="P2"><text:span text:style-name="T4">Messages to be deleted from the testcase is stored in the </text:span><text:span text:style-name="T2">vector of shared pointers of struct TestCaseMsgInfo</text:span><text:span text:style-name="T4"> =&gt; <text:s/></text:span><text:span text:style-name="T2">testCaseMsgInfoPtrList</text:span></text:p>
      <text:p text:style-name="P2"><text:span text:style-name="T4"/></text:p>
      <text:p text:style-name="P2"><text:span text:style-name="T4"/></text:p>
      <text:p text:style-name="P1"><text:span text:style-name="T1">REQUEST</text:span> :</text:p>
      <text:p text:style-name="Standard"><text:span text:style-name="T6"/></text:p>
      <text:p text:style-name="P1"><text:soft-page-break/>REQUEST { REQUESTID = METHOD = deleteTestCaseMsgs <text:s/>ARGS { testCaseId, testCaseMsgInfoPtrList } }</text:p>
      <text:p text:style-name="Standard"><text:span text:style-name="T6"/></text:p>
      <text:p text:style-name="P1"><text:span text:style-name="T1">RESPONSE</text:span>:</text:p>
      <text:p text:style-name="Standard"><text:span text:style-name="T6"/></text:p>
      <text:p text:style-name="P2"><text:span text:style-name="T4">REQUEST { REQUESTID = METHOD = deleteTestCaseMsgs <text:s/>ARGS { testCaseId, testCaseMsgInfoPtrList } STATUS = <text:s/>true/false [STATMESSAGE = <text:s/>] }</text:span></text:p>
      <text:p text:style-name="P2"><text:span text:style-name="T4"/></text:p>
      <text:p text:style-name="P3">Re-Order Messages from the TestCase:</text:p>
      <text:p text:style-name="P3"><text:span text:style-name="T5"/></text:p>
      <text:p text:style-name="P2"><text:span text:style-name="T4">Messages to be re-ordered in the testcase is stored in the </text:span><text:span text:style-name="T2">vector of shared pointers of struct TestCaseMsgInfo</text:span><text:span text:style-name="T4"> =&gt; <text:s/></text:span><text:span text:style-name="T2">testCaseMsgInfoPtrList</text:span></text:p>
      <text:p text:style-name="P3"><text:span text:style-name="T5"/></text:p>
      <text:p text:style-name="P1"><text:span text:style-name="T1">REQUEST</text:span> :</text:p>
      <text:p text:style-name="Standard"><text:span text:style-name="T6"/></text:p>
      <text:p text:style-name="P1">REQUEST { REQUESTID = METHOD = orderTestCaseMsgs <text:s/>ARGS { testCaseId, testCaseMsgInfoPtrList } }</text:p>
      <text:p text:style-name="Standard"><text:span text:style-name="T6"/></text:p>
      <text:p text:style-name="P1"><text:span text:style-name="T1">RESPONSE</text:span>:</text:p>
      <text:p text:style-name="Standard"><text:span text:style-name="T6"/></text:p>
      <text:p text:style-name="P2"><text:span text:style-name="T4">REQUEST { REQUESTID = METHOD = orderTestCaseMsgs <text:s/>ARGS { testCaseId, testCaseMsgInfoPtrList } STATUS = <text:s/>true/false [STATMESSAGE = <text:s/>] }</text:span></text:p>
      <text:p text:style-name="P3"><text:span text:style-name="T5"/></text:p>
      <text:p text:style-name="P3"><text:span text:style-name="T5"/></text:p>
      <text:p text:style-name="P6">Opening a TestCase:</text:p>
      <text:p text:style-name="P3"><text:span text:style-name="T5"/></text:p>
      <text:p text:style-name="P2"><text:span text:style-name="T4">Messages list in a articular testcase is returned as a </text:span><text:span text:style-name="T2">vector of shared pointers of struct TestCaseMsgInfo</text:span><text:span text:style-name="T4"> =&gt; <text:s/></text:span><text:span text:style-name="T2">testCaseMsgInfoPtrList</text:span></text:p>
      <text:p text:style-name="P3"><text:span text:style-name="T5"/></text:p>
      <text:p text:style-name="P1"><text:span text:style-name="T1">REQUEST</text:span> :</text:p>
      <text:p text:style-name="Standard"><text:span text:style-name="T6"/></text:p>
      <text:p text:style-name="P1">REQUEST { REQUESTID = METHOD = findTestCaseMsgs <text:s/>ARGS { testCaseId } }</text:p>
      <text:p text:style-name="Standard"><text:span text:style-name="T6"/></text:p>
      <text:p text:style-name="P1"><text:span text:style-name="T1">RESPONSE</text:span>:</text:p>
      <text:p text:style-name="Standard"><text:span text:style-name="T6"/></text:p>
      <text:p text:style-name="P2"><text:span text:style-name="T4">REQUEST { REQUESTID = METHOD = findTestCaseMsgs <text:s/>ARGS { testCaseId } RESULTSET { testCaseMsgInfoPtrList } STATUS = <text:s/>true/false [STATMESSAGE = <text:s/>] }</text:span></text:p>
      <text:p text:style-name="P3"><text:span text:style-name="T5"/></text:p>
      <text:p text:style-name="P3"><text:span text:style-name="T5"/></text:p>
      <text:p text:style-name="P6">Delete a TestCase:</text:p>
      <text:p text:style-name="P3"><text:span text:style-name="T5"/></text:p>
      <text:p text:style-name="P1"><text:span text:style-name="T1">REQUEST</text:span> :</text:p>
      <text:p text:style-name="Standard"><text:span text:style-name="T6"/></text:p>
      <text:p text:style-name="P1">REQUEST { REQUESTID = METHOD = deleteTestCase <text:s/>ARGS { testCaseId } }</text:p>
      <text:p text:style-name="Standard"><text:span text:style-name="T6"/></text:p>
      <text:p text:style-name="P1"><text:span text:style-name="T1">RESPONSE</text:span>:</text:p>
      <text:p text:style-name="Standard"><text:soft-page-break/><text:span text:style-name="T6"/></text:p>
      <text:p text:style-name="P2"><text:span text:style-name="T4">REQUEST { REQUESTID = METHOD = deleteTestCase <text:s/>ARGS { testCaseId <text:s/>}STATUS = <text:s/>true/false [STATMESSAGE = <text:s/>] }</text:span></text:p>
      <text:p text:style-name="P3"><text:span text:style-name="T5"/></text:p>
      <text:p text:style-name="P3"><text:span text:style-name="T5"/></text:p>
      <text:p text:style-name="P3">Update a TestCase:</text:p>
      <text:p text:style-name="P3"/>
      <text:p text:style-name="P1"><text:span text:style-name="T1">REQUEST</text:span> :</text:p>
      <text:p text:style-name="Standard"><text:span text:style-name="T6"/></text:p>
      <text:p text:style-name="P1">REQUEST { REQUESTID = METHOD = updateTestCase <text:s/>ARGS { testCaseId, name, description } }</text:p>
      <text:p text:style-name="Standard"><text:span text:style-name="T6"/></text:p>
      <text:p text:style-name="P1"><text:span text:style-name="T1">RESPONSE</text:span>:</text:p>
      <text:p text:style-name="Standard"><text:span text:style-name="T6"/></text:p>
      <text:p text:style-name="P7"><text:span text:style-name="T4">REQUEST { REQUESTID = METHOD = updateTestCase <text:s/>ARGS { testCaseId, name, description <text:s/>}STATUS = <text:s/>true/false [STATMESSAGE = <text:s/>] }</text:span></text:p>
      <text:p text:style-name="P7"><text:span text:style-name="T4"/></text:p>
      <text:p text:style-name="P7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Courier 10 Pitch" svg:font-family="'Courier 10 Pitch'" style:font-pitch="fixed"/>
    <style:font-face style:name="Courier 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jini </meta:initial-creator>
    <meta:creation-date>2012-08-22T15:05:42</meta:creation-date>
    <dc:date>2012-08-22T17:30:05</dc:date>
    <dc:creator>Renjini </dc:creator>
    <meta:editing-duration>PT02H24M26S</meta:editing-duration>
    <meta:editing-cycles>19</meta:editing-cycles>
    <meta:generator>OpenOffice.org/3.2$Unix OpenOffice.org_project/320m19$Build-9505</meta:generator>
    <meta:document-statistic meta:table-count="0" meta:image-count="0" meta:object-count="0" meta:page-count="3" meta:paragraph-count="43" meta:word-count="417" meta:character-count="2751"/>
  </office:meta>
</office:document-meta>
</file>